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</text:p>
      <text:p text:style-name="Standard"># These groups are read by MariaDB server.</text:p>
      <text:p text:style-name="Standard"># Use it for options that only the server (but not clients) should see</text:p>
      <text:p text:style-name="Standard">#</text:p>
      <text:p text:style-name="Standard"># See the examples of server my.cnf files in /usr/share/mysql/</text:p>
      <text:p text:style-name="Standard">#</text:p>
      <text:p text:style-name="Standard"/>
      <text:p text:style-name="Standard"># this is read by the standalone daemon and embedded servers</text:p>
      <text:p text:style-name="Standard">[server]</text:p>
      <text:p text:style-name="Standard"/>
      <text:p text:style-name="Standard"># this is only for the mysqld standalone daemon</text:p>
      <text:p text:style-name="Standard">[mysqld]</text:p>
      <text:p text:style-name="Standard">plugin-load-add = auth_socket.so</text:p>
      <text:p text:style-name="Standard">#</text:p>
      <text:p text:style-name="Standard"># * Basic Settings</text:p>
      <text:p text:style-name="Standard">#</text:p>
      <text:p text:style-name="Standard">user<text:tab/><text:tab/>= mysql</text:p>
      <text:p text:style-name="Standard">pid-file<text:tab/>= /var/run/mysqld/mysqld.pid</text:p>
      <text:p text:style-name="Standard">socket<text:tab/><text:tab/>= /var/run/mysqld/mysqld.sock</text:p>
      <text:p text:style-name="Standard">port<text:tab/><text:tab/>= 3306</text:p>
      <text:p text:style-name="Standard">basedir<text:tab/><text:tab/>= /usr</text:p>
      <text:p text:style-name="Standard">datadir<text:tab/><text:tab/>= /var/lib/mysql</text:p>
      <text:p text:style-name="Standard">tmpdir<text:tab/><text:tab/>= /tmp</text:p>
      <text:p text:style-name="Standard">lc-messages-dir<text:tab/>= /usr/share/mysql</text:p>
      <text:p text:style-name="Standard">skip-external-locking</text:p>
      <text:p text:style-name="Standard"/>
      <text:p text:style-name="Standard"># Instead of skip-networking the default is now to listen only on</text:p>
      <text:p text:style-name="Standard"># localhost which is more compatible and is not less secure.</text:p>
      <text:p text:style-name="Standard">bind-address<text:tab/><text:tab/>= 0.0.0.0</text:p>
      <text:p text:style-name="Standard"/>
      <text:p text:style-name="Standard">#</text:p>
      <text:p text:style-name="Standard"># * Fine Tuning</text:p>
      <text:p text:style-name="Standard">#</text:p>
      <text:p text:style-name="Standard">key_buffer_size<text:tab/><text:tab/>= 16M</text:p>
      <text:p text:style-name="Standard">max_allowed_packet<text:tab/>= 16M</text:p>
      <text:p text:style-name="Standard">thread_stack<text:tab/><text:tab/>= 192K</text:p>
      <text:p text:style-name="Standard">thread_cache_size <text:s text:c="6"/>= 8</text:p>
      <text:p text:style-name="Standard"># This replaces the startup script and checks MyISAM tables if needed</text:p>
      <text:p text:style-name="Standard"># the first time they are touched</text:p>
      <text:p text:style-name="Standard">myisam-recover <text:s text:c="8"/>= BACKUP</text:p>
      <text:p text:style-name="Standard">max_connections <text:s text:c="7"/>= 10000</text:p>
      <text:p text:style-name="Standard">#table_cache <text:s text:c="11"/>= 64</text:p>
      <text:p text:style-name="Standard">#thread_concurrency <text:s text:c="4"/>= 10</text:p>
      <text:p text:style-name="Standard"/>
      <text:p text:style-name="Standard">#</text:p>
      <text:p text:style-name="Standard"># * Query Cache Configuration</text:p>
      <text:p text:style-name="Standard">#</text:p>
      <text:p text:style-name="Standard">query_cache_limit<text:tab/>= 5M</text:p>
      <text:p text:style-name="Standard">query_cache_size <text:s text:c="7"/>= 32M</text:p>
      <text:p text:style-name="Standard"/>
      <text:p text:style-name="Standard">#</text:p>
      <text:p text:style-name="Standard"># * Logging and Replication</text:p>
      <text:p text:style-name="Standard"><text:soft-page-break/>#</text:p>
      <text:p text:style-name="Standard"># Both location gets rotated by the cronjob.</text:p>
      <text:p text:style-name="Standard"># Be aware that this log type is a performance killer.</text:p>
      <text:p text:style-name="Standard"># As of 5.1 you can enable the log at runtime!</text:p>
      <text:p text:style-name="Standard">#general_log_file <text:s text:c="7"/>= /var/log/mysql/mysql.log</text:p>
      <text:p text:style-name="Standard">#general_log <text:s text:c="12"/>= 1</text:p>
      <text:p text:style-name="Standard">#</text:p>
      <text:p text:style-name="Standard"># Error log - should be very few entries.</text:p>
      <text:p text:style-name="Standard">#</text:p>
      <text:p text:style-name="Standard">log_error = /var/log/mysql/error.log</text:p>
      <text:p text:style-name="Standard">#</text:p>
      <text:p text:style-name="Standard"># Enable the slow query log to see queries with especially long duration</text:p>
      <text:p text:style-name="Standard">#slow_query_log_file<text:tab/>= /var/log/mysql/mariadb-slow.log</text:p>
      <text:p text:style-name="Standard">#long_query_time = 10</text:p>
      <text:p text:style-name="Standard">#log_slow_rate_limit<text:tab/>= 1000</text:p>
      <text:p text:style-name="Standard">#log_slow_verbosity<text:tab/>= query_plan</text:p>
      <text:p text:style-name="Standard">#log-queries-not-using-indexes</text:p>
      <text:p text:style-name="Standard">#</text:p>
      <text:p text:style-name="Standard"># The following can be used as easy to replay backup logs or for replication.</text:p>
      <text:p text:style-name="Standard"># note: if you are setting up a replication slave, see README.Debian about</text:p>
      <text:p text:style-name="Standard"># <text:s text:c="6"/>other settings you may need to change.</text:p>
      <text:p text:style-name="Standard">#server-id<text:tab/><text:tab/>= 1</text:p>
      <text:p text:style-name="Standard">log_bin<text:tab/><text:tab/><text:tab/>= /var/log/mysql/mysql-bin.log</text:p>
      <text:p text:style-name="Standard">expire_logs_days<text:tab/>= 10</text:p>
      <text:p text:style-name="Standard">max_binlog_size <text:s text:c="2"/>= 100M</text:p>
      <text:p text:style-name="Standard">#binlog_do_db<text:tab/><text:tab/>= include_database_name</text:p>
      <text:p text:style-name="Standard">#binlog_ignore_db<text:tab/>= include_database_name</text:p>
      <text:p text:style-name="Standard"/>
      <text:p text:style-name="Standard">#</text:p>
      <text:p text:style-name="Standard"># * InnoDB</text:p>
      <text:p text:style-name="Standard">#</text:p>
      <text:p text:style-name="Standard"># InnoDB is enabled by default with a 10MB datafile in /var/lib/mysql/.</text:p>
      <text:p text:style-name="Standard"># Read the manual for more InnoDB related options. There are many!</text:p>
      <text:p text:style-name="Standard"/>
      <text:p text:style-name="Standard">#</text:p>
      <text:p text:style-name="Standard"># * Security Features</text:p>
      <text:p text:style-name="Standard">#</text:p>
      <text:p text:style-name="Standard"># Read the manual, too, if you want chroot!</text:p>
      <text:p text:style-name="Standard"># chroot = /var/lib/mysql/</text:p>
      <text:p text:style-name="Standard">#</text:p>
      <text:p text:style-name="Standard"># For generating SSL certificates I recommend the OpenSSL GUI "tinyca".</text:p>
      <text:p text:style-name="Standard">#</text:p>
      <text:p text:style-name="Standard"># ssl-ca=/etc/mysql/cacert.pem</text:p>
      <text:p text:style-name="Standard"># ssl-cert=/etc/mysql/server-cert.pem</text:p>
      <text:p text:style-name="Standard"># ssl-key=/etc/mysql/server-key.pem</text:p>
      <text:p text:style-name="Standard"/>
      <text:p text:style-name="Standard">server_id = 1</text:p>
      <text:p text:style-name="Standard"/>
      <text:p text:style-name="Standard">replicate-wild-do-table = karnaverde_rudy.%</text:p>
      <text:p text:style-name="Standard">replicate-wild-do-table = huevon_rudy.%</text:p>
      <text:p text:style-name="Standard">replicate-ignore-table = huevon_rudy.mapaindicadores</text:p>
      <text:p text:style-name="Standard">replicate-ignore-table = huevon_rudy.buzonnormalmotores</text:p>
      <text:p text:style-name="Standard"><text:soft-page-break/>replicate-ignore-table = huevon_rudy.confirmacioncartas</text:p>
      <text:p text:style-name="Standard">replicate-ignore-table = huevon_rudy.intercambiadorsalidas</text:p>
      <text:p text:style-name="Standard">replicate-ignore-table = huevon_rudy.intercambiadorlector</text:p>
      <text:p text:style-name="Standard">replicate-ignore-table = huevon_rudy.historicoerrores</text:p>
      <text:p text:style-name="Standard">replicate-ignore-table = huevon_rudy.historiconoerrores</text:p>
      <text:p text:style-name="Standard">replicate-wild-do-table = ps_rudy.%</text:p>
      <text:p text:style-name="Standard">replicate-wild-do-table = utilidades_rudy.%</text:p>
      <text:p text:style-name="Standard">replicate-wild-do-table = sistema_rudy.%</text:p>
      <text:p text:style-name="Standard"/>
      <text:p text:style-name="Standard">event_scheduler = on</text:p>
      <text:p text:style-name="Standard"/>
      <text:p text:style-name="Standard">slave-skip-errors = 1062</text:p>
      <text:p text:style-name="Standard"/>
      <text:p text:style-name="Standard">#</text:p>
      <text:p text:style-name="Standard"># * Character sets</text:p>
      <text:p text:style-name="Standard">#</text:p>
      <text:p text:style-name="Standard"># MySQL/MariaDB default is Latin1, but in Debian we rather default to the full</text:p>
      <text:p text:style-name="Standard"># utf8 4-byte character set. See also client.cnf</text:p>
      <text:p text:style-name="Standard">#</text:p>
      <text:p text:style-name="Standard">character-set-server <text:s/>= utf8mb4</text:p>
      <text:p text:style-name="Standard">collation-server <text:s text:c="5"/>= utf8mb4_general_ci</text:p>
      <text:p text:style-name="Standard"/>
      <text:p text:style-name="Standard">#</text:p>
      <text:p text:style-name="Standard"># * Unix socket authentication plugin is built-in since 10.0.22-6</text:p>
      <text:p text:style-name="Standard">#</text:p>
      <text:p text:style-name="Standard"># Needed so the root database user can authenticate without a password but</text:p>
      <text:p text:style-name="Standard"># only when running as the unix root user.</text:p>
      <text:p text:style-name="Standard">#</text:p>
      <text:p text:style-name="Standard"># Also available for other users if required.</text:p>
      <text:p text:style-name="Standard"># See https://mariadb.com/kb/en/unix_socket-authentication-plugin/</text:p>
      <text:p text:style-name="Standard"/>
      <text:p text:style-name="Standard"># this is only for embedded server</text:p>
      <text:p text:style-name="Standard">[embedded]</text:p>
      <text:p text:style-name="Standard"/>
      <text:p text:style-name="Standard"># This group is only read by MariaDB servers, not by MySQL.</text:p>
      <text:p text:style-name="Standard"># If you use the same .cnf file for MySQL and MariaDB,</text:p>
      <text:p text:style-name="Standard"># you can put MariaDB-only options here</text:p>
      <text:p text:style-name="Standard">[mariadb]</text:p>
      <text:p text:style-name="Standard"/>
      <text:p text:style-name="Standard"># This group is only read by MariaDB-10.0 servers.</text:p>
      <text:p text:style-name="Standard"># If you use the same .cnf file for MariaDB of different versions,</text:p>
      <text:p text:style-name="Standard"># use this group for options that older servers don't underst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3:35:27.612391866</meta:creation-date>
    <dc:date>2019-09-05T13:35:51.415660637</dc:date>
    <meta:editing-duration>PT24S</meta:editing-duration>
    <meta:editing-cycles>1</meta:editing-cycles>
    <meta:document-statistic meta:table-count="0" meta:image-count="0" meta:object-count="0" meta:page-count="3" meta:paragraph-count="129" meta:word-count="584" meta:character-count="4022" meta:non-whitespace-character-count="3478"/>
    <meta:generator>LibreOffice/6.0.7.3$Linux_X86_64 LibreOffice_project/00m0$Build-3</meta:generator>
  </office:meta>
</office:document-meta>
</file>